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 vais vous présenter dans cette partie des fonctions assez simples et basiques dans les projets de base. Cependant, je préfère écrire mes programmes en me basant sur les interruptions (matérielles et logicielles). Je préfère ce mode de programmation pour éviter l'attente active. En fait, j'aime pas attendre, j'ai toujours l'impression de perdre mon temps et c'est la même chose pour un micro-contrôleur, le fait d'attendre, lui fait perdre du temps processeur.</text:p>
      <text:p text:style-name="Standard"/>
      <text:p text:style-name="Standard">Étant donné que l'on fait souvent les choses de manière cyclique, je vais donc vous présenter les utilisations des « timers » et du « watchdog » à travers divers exemples. Comme un temps sans affichage ne sert à rien, je vais toujours associer à des sorties « visibles » : une LED ou un affichage sur le port série. Je vais donc faire des exemples à partir de Timers, de watchdog, de LED et de retour d'information sur l'ordinateur. </text:p>
      <text:p text:style-name="Standard"/>
      <text:p text:style-name="Standard">Voici les différentes étapes :</text:p>
      <text:p text:style-name="Standard">Le watchdog couplé avec l'allumage d'une LED, la D13 des arduinos.</text:p>
      <text:p text:style-name="Standard">L'affichage d'un texte sur un port série (USART) avec un timer, le traditionnel « Hello World ».</text:p>
      <text:p text:style-name="Standard">La gestion d'une entrée analogique pour faire varier la fréquence de clignotement de la LED en fonction d'un potentiomètre.</text:p>
      <text:p text:style-name="Standard">Au lieu de lire de façon cyclique cette valeur, je vais introduire une interruption matérielle à chaque changement de valeur sur mon port ADC évitant ainsi les ré-actualisations de données non nécessaires.</text:p>
      <text:p text:style-name="Standard"/>
      <text:p text:style-name="Standard">Je vais ensuite m'intéresser à des entrées de type numérique avec des interruptions pour sélectionner une vitesse de clignotement de la LED et introduire la notion de Sémaphore.</text:p>
      <text:p text:style-name="Standard">Je reprendrai ce cas avec le changement de texte afficher suivant le bouton appuyé.</text:p>
      <text:p text:style-name="Standard">Je continuerai par modifier le timer pour le transformer non plus en base de temps mais en générateur de PWM tout d'abord sur une LED pour diverses valeurs (avec mes boutons ou avec mon potentiomètre) puis sur un servomoteur.</text:p>
      <text:p text:style-name="Standard">Je finirai par modifier la fréquence de clignotement de la LED en fonction de la valeur envoyée par l'utilisateur sur le port série.</text:p>
      <text:p text:style-name="Standard"/>
      <text:p text:style-name="Standard">Nous avons maintenant vu deux utilisations possibles des timers, les entrées et les sorties avec des exemples d'interruptions externe et interne ainsi que la communication en UART. Mais tout ne fonctionne pas en UART !</text:p>
      <text:p text:style-name="Standard"/>
      <text:p text:style-name="Standard"/>
      <text:p text:style-name="Standard">Dans cette partie, je vais explorer d'avantage de mode de communication (en faite tout ceux de disponibles sur les Atmega 328p et sur les 2560) c'est à dire : le port I2C, le port SPI et le port UART en mode SPI. </text:p>
      <text:p text:style-name="Standard"/>
      <text:p text:style-name="Standard">Je vais m'intéresser d'abord à un baromètre en I2C et j'afficherai les valeurs renvoyées vie le port UART.</text:p>
      <text:p text:style-name="Standard">Puis, je m'intéresserai à un magnétomètre fonctionnant en I2C aussi ainsi qu'à une centrale inertielle.</text:p>
      <text:p text:style-name="Standard">Je reviendrai sur le MS5611 mais cette fois ci en mode SPI.</text:p>
      <text:p text:style-name="Standard">Je reviendrai sur la MPU6000 mais aussi cette fois-ci en mode SPI.</text:p>
      <text:p text:style-name="Standard">Je finirai par l'utilisation d'un port UART en SPI sur le MS5611.</text:p>
      <text:p text:style-name="Standard"/>
      <text:p text:style-name="Standard">Nous avons vu les modes de communication proposés par le micro-contrôleur. Nous allons maintenant voir la notion du watchdog et faire quelques applications traitant toutes ces données.</text:p>
      <text:p text:style-name="Standard"/>
      <text:p text:style-name="Standard">Je vais donc commencer par le watchdog avec une LED s'allumant si je n'appuie pas sur un bouton <text:soft-page-break/>pendant 10 secondes.</text:p>
      <text:p text:style-name="Standard">Je vais ensuite m'intéresse à l'affichage de l'heure sur un afficheur 4*8 à l'aide d'un module d'horloge.</text:p>
      <text:p text:style-name="Standard">Je vais continuer par ajouter des fonctions de réglage et de réveil lumineux.</text:p>
      <text:p text:style-name="Standard">J'ajouterai ensuite un buzzer puis un mode musique à partir d'un lecteur MP3 recyclé.</text:p>
      <text:p text:style-name="Standard">Je me consacrerai ensuite à un petit AHRS sans GPS. </text:p>
      <text:p text:style-name="Standard">Hum, un ethernet shield, ça va être sympa à programmer ! En plus, il a un lecteur de carte SD !!!</text:p>
      <text:p text:style-name="Standard">J'ai un capteur température/pression, un hygromètre et <text:s/>un écran LCD =&gt; Je vais me faire ma station météo !!</text:p>
      <text:p text:style-name="Standard">J'ai des moteurs, un servo, un system AHRS et du bluetooth : un petit module va se balader sur ces roues !!</text:p>
      <text:p text:style-name="Standard">J'ai des moteurs Pas à Pas, des centrales inertielles, un peu de temps =&gt; ça sent le bras articulé ! Bientôt, l'armure d'Iron Man !!</text:p>
      <text:p text:style-name="Standard">J'ai un lecteur et des cartes RFID, j'ai bien envie de faire fonctionner tout ça ensemble pour savoir : le temps que je suis parti, que je suis resté...</text:p>
      <text:p text:style-name="Standard"/>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grammeur </meta:initial-creator>
    <meta:creation-date>2015-04-27T16:43:46</meta:creation-date>
    <meta:generator>LibreOffice/3.5$Linux_x86 LibreOffice_project/350m1$Build-2</meta:generator>
    <dc:date>2015-05-30T12:44:53</dc:date>
    <dc:creator>TouneSeb </dc:creator>
    <meta:editing-duration>PT1H18M44S</meta:editing-duration>
    <meta:editing-cycles>32</meta:editing-cycles>
    <meta:document-statistic meta:table-count="0" meta:image-count="0" meta:object-count="0" meta:page-count="2" meta:paragraph-count="30" meta:word-count="704" meta:character-count="4080" meta:non-whitespace-character-count="3400"/>
  </office:meta>
</office:document-meta>
</file>